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2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2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2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0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1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5-0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26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0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2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10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2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2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0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2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0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2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2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1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0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2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2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8664615385" calcext:value-type="float">
            <text:p>14.581866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6304" calcext:value-type="float">
            <text:p>14.74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95958709677" calcext:value-type="float">
            <text:p>14.7595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0072" calcext:value-type="float">
            <text:p>14.68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05296" calcext:value-type="float">
            <text:p>14.60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1837419355" calcext:value-type="float">
            <text:p>14.5961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6296" calcext:value-type="float">
            <text:p>14.51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17478709677" calcext:value-type="float">
            <text:p>14.4517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56608" calcext:value-type="float">
            <text:p>14.4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91018064516" calcext:value-type="float">
            <text:p>14.4691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50419310345" calcext:value-type="float">
            <text:p>14.48504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2523870968" calcext:value-type="float">
            <text:p>14.3342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35868387097" calcext:value-type="float">
            <text:p>14.6135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84036" calcext:value-type="float">
            <text:p>14.60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45" calcext:value-type="float">
            <text:p>14.4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9608" calcext:value-type="float">
            <text:p>14.77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15218064516" calcext:value-type="float">
            <text:p>14.7815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4172903226" calcext:value-type="float">
            <text:p>14.6704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88836" calcext:value-type="float">
            <text:p>14.638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48650322581" calcext:value-type="float">
            <text:p>14.6148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9968" calcext:value-type="float">
            <text:p>14.7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8748" calcext:value-type="float">
            <text:p>15.12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46905714286" calcext:value-type="float">
            <text:p>15.10469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14345806452" calcext:value-type="float">
            <text:p>15.0914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4262068965" calcext:value-type="float">
            <text:p>15.06342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5827096774" calcext:value-type="float">
            <text:p>15.0475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478" calcext:value-type="float">
            <text:p>15.127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4536774194" calcext:value-type="float">
            <text:p>15.0844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4833548387" calcext:value-type="float">
            <text:p>14.9654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03536" calcext:value-type="float">
            <text:p>14.97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0536774194" calcext:value-type="float">
            <text:p>14.9320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6276" calcext:value-type="float">
            <text:p>15.130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98670967742" calcext:value-type="float">
            <text:p>15.159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91834285714" calcext:value-type="float">
            <text:p>15.12918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69117419355" calcext:value-type="float">
            <text:p>15.0869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03968" calcext:value-type="float">
            <text:p>14.9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44584" calcext:value-type="float">
            <text:p>14.89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31468387097" calcext:value-type="float">
            <text:p>14.9031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45928" calcext:value-type="float">
            <text:p>15.0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94451612903" calcext:value-type="float">
            <text:p>14.979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80138064516" calcext:value-type="float">
            <text:p>14.9080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09304" calcext:value-type="float">
            <text:p>14.86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6593548387" calcext:value-type="float">
            <text:p>14.849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86848" calcext:value-type="float">
            <text:p>14.9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31292903226" calcext:value-type="float">
            <text:p>15.0331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9042857143" calcext:value-type="float">
            <text:p>15.0729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5873548387" calcext:value-type="float">
            <text:p>15.0355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53847741936" calcext:value-type="float">
            <text:p>15.13538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32768" calcext:value-type="float">
            <text:p>15.1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1303225807" calcext:value-type="float">
            <text:p>15.115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7488" calcext:value-type="float">
            <text:p>15.2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9889032258" calcext:value-type="float">
            <text:p>15.3109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22670967742" calcext:value-type="float">
            <text:p>15.312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7848" calcext:value-type="float">
            <text:p>15.27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44534193548" calcext:value-type="float">
            <text:p>15.2544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9428" calcext:value-type="float">
            <text:p>15.264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52984" calcext:value-type="float">
            <text:p>15.26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6526896552" calcext:value-type="float">
            <text:p>15.36465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71340645161" calcext:value-type="float">
            <text:p>15.3171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10768" calcext:value-type="float">
            <text:p>15.32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52624" calcext:value-type="float">
            <text:p>15.4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26412" calcext:value-type="float">
            <text:p>15.442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36776" calcext:value-type="float">
            <text:p>15.40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25296" calcext:value-type="float">
            <text:p>15.36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7391483871" calcext:value-type="float">
            <text:p>15.2873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37232" calcext:value-type="float">
            <text:p>15.46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33772903226" calcext:value-type="float">
            <text:p>15.4933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55371428571" calcext:value-type="float">
            <text:p>15.455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18678709677" calcext:value-type="float">
            <text:p>15.4118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00461935484" calcext:value-type="float">
            <text:p>15.2900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9032" calcext:value-type="float">
            <text:p>15.25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22441290323" calcext:value-type="float">
            <text:p>15.2022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3473103448" calcext:value-type="float">
            <text:p>15.11534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67267096774" calcext:value-type="float">
            <text:p>15.0567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25569032258" calcext:value-type="float">
            <text:p>14.9025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87664" calcext:value-type="float">
            <text:p>14.81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3700645161" calcext:value-type="float">
            <text:p>14.9193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9764" calcext:value-type="float">
            <text:p>15.12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24980645161" calcext:value-type="float">
            <text:p>15.562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3487142857" calcext:value-type="float">
            <text:p>15.526348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5623225806" calcext:value-type="float">
            <text:p>15.52356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48289032258" calcext:value-type="float">
            <text:p>15.5548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69616" calcext:value-type="float">
            <text:p>15.5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22068" calcext:value-type="float">
            <text:p>15.472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0192" calcext:value-type="float">
            <text:p>15.41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9304516129" calcext:value-type="float">
            <text:p>15.3349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95489032258" calcext:value-type="float">
            <text:p>15.2195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8212" calcext:value-type="float">
            <text:p>15.1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04802580645" calcext:value-type="float">
            <text:p>15.1004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20168" calcext:value-type="float">
            <text:p>15.22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02771612903" calcext:value-type="float">
            <text:p>15.5402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07277142857" calcext:value-type="float">
            <text:p>15.51072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4655483871" calcext:value-type="float">
            <text:p>15.494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35248695652" calcext:value-type="float">
            <text:p>15.513524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0883636364" calcext:value-type="float">
            <text:p>15.46208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05500869565" calcext:value-type="float">
            <text:p>15.400550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9234285714" calcext:value-type="float">
            <text:p>15.33492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4056" calcext:value-type="float">
            <text:p>15.4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5913" calcext:value-type="float">
            <text:p>15.305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5936" calcext:value-type="float">
            <text:p>15.2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9992" calcext:value-type="float">
            <text:p>15.4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1008" calcext:value-type="float">
            <text:p>15.4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3896" calcext:value-type="float">
            <text:p>15.4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7442" calcext:value-type="float">
            <text:p>15.34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80" meta:object-count="0"/>
    <meta:user-defined meta:name="AppVersion">3.0</meta:user-defined>
  </office:meta>
</office:document-meta>
</file>